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4469" officeooo:paragraph-rsid="000f4469"/>
    </style:style>
    <style:style style:name="P2" style:family="paragraph" style:parent-style-name="Standard">
      <style:text-properties officeooo:paragraph-rsid="000f4469"/>
    </style:style>
    <style:style style:name="P3" style:family="paragraph" style:parent-style-name="Standard">
      <style:text-properties officeooo:rsid="00102570" officeooo:paragraph-rsid="00102570"/>
    </style:style>
    <style:style style:name="P4" style:family="paragraph" style:parent-style-name="Standard">
      <style:text-properties officeooo:paragraph-rsid="00102570"/>
    </style:style>
    <style:style style:name="T1" style:family="text">
      <style:text-properties officeooo:rsid="000f4469"/>
    </style:style>
    <style:style style:name="T2" style:family="text">
      <style:text-properties officeooo:rsid="00102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21 Response Questions</text:p>
      <text:p text:style-name="P1"/>
      <text:p text:style-name="P1"/>
      <text:p text:style-name="P1">1.) I took CSE 20 in Fall 2016</text:p>
      <text:p text:style-name="P1">2.) This lab took me roughly 2 hours to finish.</text:p>
      <text:p text:style-name="P1">3.) The only difficulty I had in the lab was dealing with the FindDuplicateCount program. I had some trouble dealing with what the prompt asked me to do. I had some difficulty establishing the loops.</text:p>
      <text:p text:style-name="P1">4.) In order to count all of the duplicates we needed to check index 9 and 11.</text:p>
      <text:p text:style-name="P1">5.)</text:p>
      <text:p text:style-name="P2"><text:span text:style-name="T1">Base 2: 42(</text:span>base 10), 2A(base 16)</text:p>
      <text:p text:style-name="P2"><text:span text:style-name="T1">Base 10: </text:span>11000101010010010(base 2), 18A92(base 16)</text:p>
      <text:p text:style-name="P4"><text:span text:style-name="T2">Base 16: </text:span>100000001000000010000(base 2), 1052688(base 10)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8:03:01.804611841</meta:creation-date>
    <dc:date>2017-01-26T18:13:51.218127520</dc:date>
    <meta:editing-duration>PT39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93" meta:character-count="521" meta:non-whitespace-character-count="436"/>
  </office:meta>
</office:document-meta>
</file>